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A000002A0966FB450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P75" style:family="paragraph" style:parent-style-name="Text_20_body">
      <style:text-properties officeooo:paragraph-rsid="0061d7d8"/>
    </style:style>
    <style:style style:name="P76" style:family="paragraph" style:parent-style-name="Text_20_body">
      <style:text-properties officeooo:paragraph-rsid="0063307c"/>
    </style:style>
    <style:style style:name="P77" style:family="paragraph" style:parent-style-name="Text_20_body">
      <style:text-properties officeooo:paragraph-rsid="00648fb8"/>
    </style:style>
    <style:style style:name="P78" style:family="paragraph" style:parent-style-name="Text_20_body">
      <style:text-properties officeooo:paragraph-rsid="0067f8c2"/>
    </style:style>
    <style:style style:name="P79" style:family="paragraph" style:parent-style-name="Text_20_body">
      <style:text-properties officeooo:paragraph-rsid="0069bceb"/>
    </style:style>
    <style:style style:name="P80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6c5acc" style:font-size-asian="12pt" style:font-size-complex="12pt"/>
    </style:style>
    <style:style style:name="P81" style:family="paragraph" style:parent-style-name="Text_20_body">
      <style:paragraph-properties fo:text-align="center" style:justify-single-word="false"/>
      <style:text-properties officeooo:paragraph-rsid="006d5fc0"/>
    </style:style>
    <style:style style:name="P82" style:family="paragraph" style:parent-style-name="Text_20_body" style:list-style-name="L11">
      <style:paragraph-properties fo:margin-top="0cm" fo:margin-bottom="0cm" style:contextual-spacing="false"/>
    </style:style>
    <style:style style:name="P83" style:family="paragraph" style:parent-style-name="Text_20_body" style:list-style-name="L11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4" style:family="paragraph" style:parent-style-name="Text_20_body" style:list-style-name="L11">
      <style:text-properties style:font-name="Calibri" fo:font-size="12pt" style:font-size-asian="12pt" style:font-size-complex="12pt"/>
    </style:style>
    <style:style style:name="P85" style:family="paragraph" style:parent-style-name="Preformatted_20_Text">
      <style:paragraph-properties fo:margin-top="0cm" fo:margin-bottom="0.499cm" style:contextual-spacing="false"/>
    </style:style>
    <style:style style:name="P86" style:family="paragraph" style:parent-style-name="Text_20_body" style:list-style-name="L12">
      <style:paragraph-properties fo:margin-top="0cm" fo:margin-bottom="0cm" style:contextual-spacing="false"/>
    </style:style>
    <style:style style:name="P87" style:family="paragraph" style:parent-style-name="Text_20_body" style:list-style-name="L12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8" style:family="paragraph" style:parent-style-name="Text_20_body" style:list-style-name="L12">
      <style:text-properties style:font-name="Calibri" fo:font-size="12pt" style:font-size-asian="12pt" style:font-size-complex="12pt"/>
    </style:style>
    <style:style style:name="P89" style:family="paragraph" style:parent-style-name="Text_20_body" style:list-style-name="L13">
      <style:paragraph-properties fo:margin-top="0cm" fo:margin-bottom="0cm" style:contextual-spacing="false"/>
    </style:style>
    <style:style style:name="P90" style:family="paragraph" style:parent-style-name="Text_20_body" style:list-style-name="L13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1" style:family="paragraph" style:parent-style-name="Text_20_body" style:list-style-name="L13">
      <style:text-properties style:font-name="Calibri" fo:font-size="12pt" style:font-size-asian="12pt" style:font-size-complex="12pt"/>
    </style:style>
    <style:style style:name="P92" style:family="paragraph" style:parent-style-name="Text_20_body" style:list-style-name="L14">
      <style:paragraph-properties fo:margin-top="0cm" fo:margin-bottom="0cm" style:contextual-spacing="false"/>
    </style:style>
    <style:style style:name="P93" style:family="paragraph" style:parent-style-name="Text_20_body" style:list-style-name="L14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4" style:family="paragraph" style:parent-style-name="Text_20_body" style:list-style-name="L14">
      <style:text-properties style:font-name="Calibri" fo:font-size="12pt" style:font-size-asian="12pt" style:font-size-complex="12pt"/>
    </style:style>
    <style:style style:name="P95" style:family="paragraph" style:parent-style-name="Text_20_body" style:list-style-name="L15">
      <style:paragraph-properties fo:margin-top="0cm" fo:margin-bottom="0cm" style:contextual-spacing="false"/>
    </style:style>
    <style:style style:name="P96" style:family="paragraph" style:parent-style-name="Text_20_body" style:list-style-name="L15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7" style:family="paragraph" style:parent-style-name="Text_20_body" style:list-style-name="L15">
      <style:text-properties style:font-name="Calibri" fo:font-size="12pt" style:font-size-asian="12pt" style:font-size-complex="12pt"/>
    </style:style>
    <style:style style:name="P98" style:family="paragraph" style:parent-style-name="Text_20_body" style:list-style-name="L16">
      <style:paragraph-properties fo:margin-top="0cm" fo:margin-bottom="0cm" style:contextual-spacing="false"/>
    </style:style>
    <style:style style:name="P99" style:family="paragraph" style:parent-style-name="Text_20_body" style:list-style-name="L16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100" style:family="paragraph" style:parent-style-name="Text_20_body" style:list-style-name="L16">
      <style:text-properties style:font-name="Calibri" fo:font-size="12pt" style:font-size-asian="12pt" style:font-size-complex="12pt"/>
    </style:style>
    <style:style style:name="P101" style:family="paragraph" style:parent-style-name="Text_20_body" style:list-style-name="L17">
      <style:paragraph-properties fo:margin-top="0cm" fo:margin-bottom="0cm" style:contextual-spacing="false"/>
    </style:style>
    <style:style style:name="P102" style:family="paragraph" style:parent-style-name="Text_20_body" style:list-style-name="L17"/>
    <style:style style:name="P103" style:family="paragraph" style:parent-style-name="Text_20_body">
      <style:text-properties style:font-name="Calibri" fo:font-size="12pt" officeooo:rsid="006ef0cd" officeooo:paragraph-rsid="006ef0cd" style:font-size-asian="12pt" style:font-size-complex="12pt"/>
    </style:style>
    <style:style style:name="P104" style:family="paragraph" style:parent-style-name="Text_20_body">
      <style:text-properties style:font-name="Calibri" fo:font-size="12pt" officeooo:rsid="006f5c72" officeooo:paragraph-rsid="006f5c72" style:font-size-asian="12pt" style:font-size-complex="12pt"/>
    </style:style>
    <style:style style:name="P105" style:family="paragraph" style:parent-style-name="Text_20_body">
      <style:text-properties style:font-name="Calibri" fo:font-size="12pt" officeooo:rsid="007137b5" officeooo:paragraph-rsid="007137b5" style:font-size-asian="12pt" style:font-size-complex="12pt"/>
    </style:style>
    <style:style style:name="P106" style:family="paragraph" style:parent-style-name="Text_20_body">
      <style:text-properties style:font-name="Calibri" fo:font-size="12pt" officeooo:rsid="007525d3" officeooo:paragraph-rsid="007525d3" style:font-size-asian="12pt" style:font-size-complex="12pt"/>
    </style:style>
    <style:style style:name="P107" style:family="paragraph" style:parent-style-name="Text_20_body">
      <style:paragraph-properties fo:text-align="center" style:justify-single-word="false"/>
      <style:text-properties officeooo:paragraph-rsid="007723be"/>
    </style:style>
    <style:style style:name="P108" style:family="paragraph" style:parent-style-name="Text_20_body">
      <style:text-properties style:font-name="Calibri" fo:font-size="12pt" officeooo:rsid="007a6481" officeooo:paragraph-rsid="007a6481" style:font-size-asian="12pt" style:font-size-complex="12pt"/>
    </style:style>
    <style:style style:name="P109" style:family="paragraph" style:parent-style-name="Text_20_body">
      <style:text-properties style:font-name="Calibri" fo:font-size="12pt" officeooo:rsid="007aada6" officeooo:paragraph-rsid="007aada6" style:font-size-asian="12pt" style:font-size-complex="12pt"/>
    </style:style>
    <style:style style:name="P110" style:family="paragraph" style:parent-style-name="Text_20_body">
      <style:text-properties style:font-name="Calibri" fo:font-size="12pt" officeooo:rsid="007bde7d" officeooo:paragraph-rsid="007bde7d" style:font-size-asian="12pt" style:font-size-complex="12pt"/>
    </style:style>
    <style:style style:name="P111" style:family="paragraph" style:parent-style-name="Text_20_body">
      <style:text-properties style:font-name="Calibri" fo:font-size="12pt" officeooo:rsid="007c71f5" officeooo:paragraph-rsid="007c71f5" style:font-size-asian="12pt" style:font-size-complex="12pt"/>
    </style:style>
    <style:style style:name="P112" style:family="paragraph" style:parent-style-name="Text_20_body">
      <style:text-properties style:font-name="Calibri" fo:font-size="12pt" officeooo:rsid="008051a5" officeooo:paragraph-rsid="008051a5" style:font-size-asian="12pt" style:font-size-complex="12pt"/>
    </style:style>
    <style:style style:name="P113" style:family="paragraph" style:parent-style-name="Text_20_body">
      <style:text-properties style:font-name="Calibri" fo:font-size="12pt" officeooo:rsid="0081fab8" officeooo:paragraph-rsid="0081fab8" style:font-size-asian="12pt" style:font-size-complex="12pt"/>
    </style:style>
    <style:style style:name="P114" style:family="paragraph" style:parent-style-name="Text_20_body">
      <style:text-properties style:font-name="Calibri" fo:font-size="12pt" officeooo:rsid="007bde7d" officeooo:paragraph-rsid="00832bf0" style:font-size-asian="12pt" style:font-size-complex="12pt"/>
    </style:style>
    <style:style style:name="P115" style:family="paragraph" style:parent-style-name="Text_20_body">
      <style:paragraph-properties fo:text-align="center" style:justify-single-word="false"/>
      <style:text-properties officeooo:paragraph-rsid="008aa431"/>
    </style:style>
    <style:style style:name="P116" style:family="paragraph" style:parent-style-name="Text_20_body">
      <style:text-properties style:font-name="Calibri" fo:font-size="12pt" officeooo:rsid="008b91c4" officeooo:paragraph-rsid="008b91c4" style:font-size-asian="12pt" style:font-size-complex="12pt"/>
    </style:style>
    <style:style style:name="P117" style:family="paragraph" style:parent-style-name="Text_20_body">
      <style:text-properties style:font-name="Calibri" fo:font-size="12pt" officeooo:rsid="008ec7da" officeooo:paragraph-rsid="008ec7da" style:font-size-asian="12pt" style:font-size-complex="12pt"/>
    </style:style>
    <style:style style:name="P118" style:family="paragraph" style:parent-style-name="Text_20_body">
      <style:text-properties style:font-name="Calibri" fo:font-size="12pt" officeooo:rsid="008f91c0" officeooo:paragraph-rsid="008f91c0" style:font-size-asian="12pt" style:font-size-complex="12pt"/>
    </style:style>
    <style:style style:name="P119" style:family="paragraph" style:parent-style-name="Text_20_body">
      <style:text-properties style:font-name="Calibri" fo:font-size="12pt" officeooo:rsid="009018e5" officeooo:paragraph-rsid="009018e5" style:font-size-asian="12pt" style:font-size-complex="12pt"/>
    </style:style>
    <style:style style:name="P120" style:family="paragraph" style:parent-style-name="Text_20_body">
      <style:text-properties style:font-name="Calibri" fo:font-size="12pt" officeooo:rsid="009085aa" officeooo:paragraph-rsid="009085aa" style:font-size-asian="12pt" style:font-size-complex="12pt"/>
    </style:style>
    <style:style style:name="P121" style:family="paragraph" style:parent-style-name="Text_20_body">
      <style:text-properties style:font-name="Calibri" fo:font-size="12pt" officeooo:rsid="00926f5d" officeooo:paragraph-rsid="00926f5d" style:font-size-asian="12pt" style:font-size-complex="12pt"/>
    </style:style>
    <style:style style:name="P122" style:family="paragraph" style:parent-style-name="Text_20_body">
      <style:text-properties style:font-name="Calibri" fo:font-size="12pt" officeooo:rsid="00945bb8" officeooo:paragraph-rsid="00945bb8" style:font-size-asian="12pt" style:font-size-complex="12pt"/>
    </style:style>
    <style:style style:name="P123" style:family="paragraph" style:parent-style-name="Text_20_body">
      <style:text-properties style:font-name="Calibri" fo:font-size="12pt" officeooo:rsid="009018e5" officeooo:paragraph-rsid="0097c7b0" style:font-size-asian="12pt" style:font-size-complex="12pt"/>
    </style:style>
    <style:style style:name="P124" style:family="paragraph" style:parent-style-name="Text_20_body">
      <style:text-properties style:font-name="Calibri" fo:font-size="12pt" officeooo:rsid="00991ce2" officeooo:paragraph-rsid="00991ce2" style:font-size-asian="12pt" style:font-size-complex="12pt"/>
    </style:style>
    <style:style style:name="P125" style:family="paragraph" style:parent-style-name="Text_20_body">
      <style:paragraph-properties fo:text-align="center" style:justify-single-word="false"/>
      <style:text-properties officeooo:paragraph-rsid="009a0371"/>
    </style:style>
    <style:style style:name="P126" style:family="paragraph" style:parent-style-name="Text_20_body">
      <style:text-properties style:font-name="Calibri" fo:font-size="12pt" officeooo:rsid="009a2b40" officeooo:paragraph-rsid="009a2b40" style:font-size-asian="12pt" style:font-size-complex="12pt"/>
    </style:style>
    <style:style style:name="P127" style:family="paragraph" style:parent-style-name="Text_20_body">
      <style:text-properties style:font-name="Calibri" fo:font-size="12pt" officeooo:rsid="009b8368" officeooo:paragraph-rsid="009b8368" style:font-size-asian="12pt" style:font-size-complex="12pt"/>
    </style:style>
    <style:style style:name="P12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9d1c9b" style:font-size-asian="12pt" style:font-size-complex="12pt"/>
    </style:style>
    <style:style style:name="P129" style:family="paragraph" style:parent-style-name="Text_20_body">
      <style:text-properties style:font-name="Calibri" fo:font-size="12pt" officeooo:rsid="00a0e9b8" officeooo:paragraph-rsid="00a0e9b8" style:font-size-asian="12pt" style:font-size-complex="12pt"/>
    </style:style>
    <style:style style:name="P130" style:family="paragraph" style:parent-style-name="Text_20_body">
      <style:text-properties style:font-name="Calibri" fo:font-size="12pt" officeooo:rsid="00a2e5d1" officeooo:paragraph-rsid="00a2e5d1" style:font-size-asian="12pt" style:font-size-complex="12pt"/>
    </style:style>
    <style:style style:name="P131" style:family="paragraph" style:parent-style-name="Text_20_body" style:list-style-name="L18">
      <style:text-properties style:font-name="Calibri" fo:font-size="12pt" officeooo:rsid="00a2e5d1" officeooo:paragraph-rsid="00a2e5d1" style:font-size-asian="12pt" style:font-size-complex="12pt"/>
    </style:style>
    <style:style style:name="P132" style:family="paragraph" style:parent-style-name="Text_20_body">
      <style:text-properties style:font-name="Calibri" fo:font-size="12pt" officeooo:rsid="00a4202b" officeooo:paragraph-rsid="00a4202b" style:font-size-asian="12pt" style:font-size-complex="12pt"/>
    </style:style>
    <style:style style:name="P133" style:family="paragraph" style:parent-style-name="Text_20_body">
      <style:text-properties style:font-name="Calibri" fo:font-size="12pt" officeooo:rsid="00a4da4d" officeooo:paragraph-rsid="00a4da4d" style:font-size-asian="12pt" style:font-size-complex="12pt"/>
    </style:style>
    <style:style style:name="P134" style:family="paragraph" style:parent-style-name="Text_20_body">
      <style:text-properties style:font-name="Calibri" fo:font-size="12pt" officeooo:rsid="00a7a96a" officeooo:paragraph-rsid="00a7a96a" style:font-size-asian="12pt" style:font-size-complex="12pt"/>
    </style:style>
    <style:style style:name="P135" style:family="paragraph" style:parent-style-name="Text_20_body">
      <style:text-properties style:font-name="Calibri" fo:font-size="12pt" officeooo:rsid="00a2e5d1" officeooo:paragraph-rsid="00a90b6a" style:font-size-asian="12pt" style:font-size-complex="12pt"/>
    </style:style>
    <style:style style:name="P136" style:family="paragraph" style:parent-style-name="Text_20_body">
      <style:text-properties style:font-name="Calibri" fo:font-size="12pt" officeooo:rsid="00a90b6a" officeooo:paragraph-rsid="00a90b6a" style:font-size-asian="12pt" style:font-size-complex="12pt"/>
    </style:style>
    <style:style style:name="P137" style:family="paragraph" style:parent-style-name="Text_20_body">
      <style:text-properties style:font-name="Calibri" fo:font-size="12pt" officeooo:rsid="00a9f6ec" officeooo:paragraph-rsid="00a9f6ec" style:font-size-asian="12pt" style:font-size-complex="12pt"/>
    </style:style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T62" style:family="text">
      <style:text-properties style:font-name="Calibri" fo:font-size="12pt" style:text-underline-style="none" fo:font-weight="normal" officeooo:rsid="0061d7d8" style:font-size-asian="12pt" style:font-weight-asian="normal" style:font-size-complex="12pt" style:font-weight-complex="normal"/>
    </style:style>
    <style:style style:name="T63" style:family="text">
      <style:text-properties style:font-name="Calibri" fo:font-size="12pt" style:text-underline-style="none" fo:font-weight="normal" officeooo:rsid="0063307c" style:font-size-asian="12pt" style:font-weight-asian="normal" style:font-size-complex="12pt" style:font-weight-complex="normal"/>
    </style:style>
    <style:style style:name="T64" style:family="text">
      <style:text-properties style:font-name="Calibri" fo:font-size="12pt" style:text-underline-style="none" fo:font-weight="normal" officeooo:rsid="00648fb8" style:font-size-asian="12pt" style:font-weight-asian="normal" style:font-size-complex="12pt" style:font-weight-complex="normal"/>
    </style:style>
    <style:style style:name="T65" style:family="text">
      <style:text-properties style:font-name="Calibri" fo:font-size="12pt" style:text-underline-style="none" fo:font-weight="normal" officeooo:rsid="006631ac" style:font-size-asian="12pt" style:font-weight-asian="normal" style:font-size-complex="12pt" style:font-weight-complex="normal"/>
    </style:style>
    <style:style style:name="T66" style:family="text">
      <style:text-properties style:font-name="Calibri" fo:font-size="12pt" style:text-underline-style="none" fo:font-weight="normal" officeooo:rsid="0067f8c2" style:font-size-asian="12pt" style:font-weight-asian="normal" style:font-size-complex="12pt" style:font-weight-complex="normal"/>
    </style:style>
    <style:style style:name="T67" style:family="text">
      <style:text-properties style:font-name="Calibri" fo:font-size="12pt" style:text-underline-style="none" fo:font-weight="normal" officeooo:rsid="0069bceb" style:font-size-asian="12pt" style:font-weight-asian="normal" style:font-size-complex="12pt" style:font-weight-complex="normal"/>
    </style:style>
    <style:style style:name="T68" style:family="text">
      <style:text-properties style:text-underline-style="none" fo:font-weight="normal" officeooo:rsid="006c5acc" style:font-weight-asian="normal" style:font-weight-complex="normal"/>
    </style:style>
    <style:style style:name="T69" style:family="text">
      <style:text-properties fo:color="#ff0000" loext:opacity="100%" style:font-name="Calibri" fo:font-size="12pt" style:text-underline-style="none" fo:font-weight="bold" officeooo:rsid="006d5fc0" style:font-size-asian="12pt" style:font-weight-asian="bold" style:font-size-complex="12pt" style:font-weight-complex="bold"/>
    </style:style>
    <style:style style:name="T70" style:family="text">
      <style:text-properties officeooo:rsid="006f5c72"/>
    </style:style>
    <style:style style:name="T71" style:family="text">
      <style:text-properties officeooo:rsid="0078da0e"/>
    </style:style>
    <style:style style:name="T72" style:family="text">
      <style:text-properties officeooo:rsid="0073b495"/>
    </style:style>
    <style:style style:name="T73" style:family="text">
      <style:text-properties officeooo:rsid="007525d3"/>
    </style:style>
    <style:style style:name="T74" style:family="text">
      <style:text-properties fo:color="#ff0000" loext:opacity="100%" style:font-name="Calibri" style:text-underline-style="none" fo:font-weight="bold" officeooo:rsid="007723be" style:font-weight-asian="bold" style:font-weight-complex="bold"/>
    </style:style>
    <style:style style:name="T75" style:family="text">
      <style:text-properties officeooo:rsid="007aada6"/>
    </style:style>
    <style:style style:name="T76" style:family="text">
      <style:text-properties officeooo:rsid="007b1739"/>
    </style:style>
    <style:style style:name="T77" style:family="text">
      <style:text-properties officeooo:rsid="007bde7d"/>
    </style:style>
    <style:style style:name="T78" style:family="text">
      <style:text-properties officeooo:rsid="007d802f"/>
    </style:style>
    <style:style style:name="T79" style:family="text">
      <style:text-properties officeooo:rsid="007f091d"/>
    </style:style>
    <style:style style:name="T80" style:family="text">
      <style:text-properties officeooo:rsid="0084a054"/>
    </style:style>
    <style:style style:name="T81" style:family="text">
      <style:text-properties officeooo:rsid="00832bf0"/>
    </style:style>
    <style:style style:name="T82" style:family="text">
      <style:text-properties fo:color="#ff0000" loext:opacity="100%" style:font-name="Calibri" style:text-underline-style="none" fo:font-weight="bold" officeooo:rsid="008aa431" style:font-weight-asian="bold" style:font-weight-complex="bold"/>
    </style:style>
    <style:style style:name="T83" style:family="text">
      <style:text-properties officeooo:rsid="008cc5e9"/>
    </style:style>
    <style:style style:name="T84" style:family="text">
      <style:text-properties officeooo:rsid="0095ef8f"/>
    </style:style>
    <style:style style:name="T85" style:family="text">
      <style:text-properties officeooo:rsid="0097c7b0"/>
    </style:style>
    <style:style style:name="T86" style:family="text">
      <style:text-properties officeooo:rsid="00991ce2"/>
    </style:style>
    <style:style style:name="T87" style:family="text">
      <style:text-properties fo:color="#ff0000" loext:opacity="100%" style:font-name="Calibri" style:text-underline-style="none" fo:font-weight="bold" officeooo:rsid="009a0371" style:font-weight-asian="bold" style:font-weight-complex="bold"/>
    </style:style>
    <style:style style:name="T88" style:family="text">
      <style:text-properties officeooo:rsid="009d1c9b"/>
    </style:style>
    <style:style style:name="T89" style:family="text">
      <style:text-properties officeooo:rsid="00a3f05a"/>
    </style:style>
    <style:style style:name="T90" style:family="text">
      <style:text-properties officeooo:rsid="00a69c79"/>
    </style:style>
    <style:style style:name="T91" style:family="text">
      <style:text-properties officeooo:rsid="00a90b6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4"><text:span text:style-name="Strong_20_Emphasis"><text:span text:style-name="T61">docker run -p porta destinazione iniziale:porta destinazione finale nome container o id </text:span></text:span></text:p>
      <text:p text:style-name="P74"><text:span text:style-name="Strong_20_Emphasis"><text:span text:style-name="T61"/></text:span></text:p>
      <text:p text:style-name="P75"><text:span text:style-name="Strong_20_Emphasis"><text:span text:style-name="T62">Immagini in sola lettura → i container fanno funzionare il sito </text:span></text:span></text:p>
      <text:p text:style-name="P75"><text:span text:style-name="Strong_20_Emphasis"><text:span text:style-name="T62"/></text:span></text:p>
      <text:p text:style-name="P76"><text:span text:style-name="Strong_20_Emphasis"><text:span text:style-name="T63">Docker –help → aiuto ai comandi docker </text:span></text:span></text:p>
      <text:p text:style-name="P76"><text:span text:style-name="Strong_20_Emphasis"><text:span text:style-name="T63">Docker ps –help → tutti opzioni dopo ps </text:span></text:span></text:p>
      <text:p text:style-name="P76"><text:span text:style-name="Strong_20_Emphasis"><text:span text:style-name="T63">docker start nome id o nome container → fa ripartire container</text:span></text:span></text:p>
      <text:p text:style-name="P76"><text:span text:style-name="Strong_20_Emphasis"><text:span text:style-name="T63"/></text:span></text:p>
      <text:p text:style-name="P77"><text:span text:style-name="Strong_20_Emphasis"><text:span text:style-name="T64">Attack mode → blocco terminale <text:s/>→ </text:span></text:span><text:span text:style-name="Strong_20_Emphasis"><text:span text:style-name="T65">con il container</text:span></text:span></text:p>
      <text:p text:style-name="P77"><text:span text:style-name="Strong_20_Emphasis"><text:span text:style-name="T64">deattack mode → terminale non bloccato solo se web</text:span></text:span></text:p>
      <text:p text:style-name="P77"><text:span text:style-name="Strong_20_Emphasis"><text:span text:style-name="T64"/></text:span></text:p>
      <text:p text:style-name="P78"><text:span text:style-name="Strong_20_Emphasis"><text:span text:style-name="T66">Docker run -it nome id o nome dell’immagine di riferimento → esegui in modo iteratico il software di riferimento</text:span></text:span></text:p>
      <text:p text:style-name="P78"><text:span text:style-name="Strong_20_Emphasis"><text:span text:style-name="T66"/></text:span></text:p>
      <text:p text:style-name="P79"><text:span text:style-name="Strong_20_Emphasis"><text:span text:style-name="T67">docker container prune → elimino tutti i container</text:span></text:span></text:p>
      <text:p text:style-name="P79"><text:span text:style-name="Strong_20_Emphasis"><text:span text:style-name="T67"/></text:span></text:p>
      <text:p text:style-name="P79"><text:span text:style-name="Strong_20_Emphasis"><text:span text:style-name="T67">Docker image inspect nome immagine → tutti i dati dell’immagine </text:span></text:span></text:p>
      <text:p text:style-name="P79"><text:span text:style-name="Strong_20_Emphasis"><text:span text:style-name="T67"/></text:span></text:p>
      <text:p text:style-name="P80"><text:span text:style-name="Strong_20_Emphasis"><text:span text:style-name="T48">1</text:span></text:span><text:span text:style-name="Strong_20_Emphasis"><text:span text:style-name="T68">2</text:span></text:span><text:span text:style-name="Strong_20_Emphasis"><text:span text:style-name="T50"> Febbraio 2025 </text:span></text:span></text:p>
      <text:p text:style-name="P81"><text:span text:style-name="Strong_20_Emphasis"><text:span text:style-name="T69">Volumi collegati diversi container tra di loro</text:span></text:span></text:p>
      <text:h text:style-name="Heading_20_2" text:outline-level="2"><text:span text:style-name="Strong_20_Emphasis"><text:span text:style-name="T4">Tipi di Volumi in Docker e Loro Descrizione</text:span></text:span></text:h>
      <text:h text:style-name="Heading_20_3" text:outline-level="3"><text:span text:style-name="Strong_20_Emphasis"><text:span text:style-name="T4">1. Volumes (Volume Docker)</text:span></text:span></text:h>
      <text:list text:style-name="L11">
        <text:list-item>
          <text:p text:style-name="P82"><text:span text:style-name="Strong_20_Emphasis"><text:span text:style-name="T4">Nome corretto:</text:span></text:span><text:span text:style-name="T4"> </text:span><text:span text:style-name="Source_20_Text"><text:span text:style-name="T4">volumes</text:span></text:span><text:span text:style-name="T4"> </text:span></text:p>
        </text:list-item>
        <text:list-item>
          <text:p text:style-name="P82"><text:span text:style-name="Strong_20_Emphasis"><text:span text:style-name="T4">Descrizione:</text:span></text:span><text:span text:style-name="T4"><text:line-break/>I volumi sono la modalità più consigliata per gestire la persistenza dei dati in Docker. Sono gestiti direttamente da Docker e salvati nel percorso </text:span><text:span text:style-name="Source_20_Text"><text:span text:style-name="T4">/var/lib/docker/volumes/</text:span></text:span><text:span text:style-name="T4">. </text:span></text:p>
          <text:list>
            <text:list-item>
              <text:p text:style-name="P83">Permettono di condividere dati tra più container. </text:p>
            </text:list-item>
            <text:list-item>
              <text:p text:style-name="P83">Sono più sicuri rispetto ai bind mounts perché Docker li gestisce direttamente. </text:p>
            </text:list-item>
            <text:list-item>
              <text:p text:style-name="P84">Possono essere usati su diversi host con strumenti come Docker Swarm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oft-page-break/><text:span text:style-name="Source_20_Text"><text:span text:style-name="T4">docker volume create mio_volume</text:span></text:span></text:p>
      <text:p text:style-name="P85"><text:span text:style-name="Source_20_Text"><text:span text:style-name="T4">docker run -d --name container1 -v mio_volume:/app/data ubuntu</text:span></text:span></text:p>
      <text:p text:style-name="Text_20_body"><text:span text:style-name="T4">Ora </text:span><text:span text:style-name="Source_20_Text"><text:span text:style-name="T4">mio_volume</text:span></text:span><text:span text:style-name="T4"> è disponibile e collegabile ad altri container.</text:span></text:p>
      <text:p text:style-name="P7"/>
      <text:h text:style-name="Heading_20_3" text:outline-level="3"><text:span text:style-name="Strong_20_Emphasis"><text:span text:style-name="T4">2. Bind Mounts</text:span></text:span></text:h>
      <text:list text:style-name="L12">
        <text:list-item>
          <text:p text:style-name="P86"><text:span text:style-name="Strong_20_Emphasis"><text:span text:style-name="T4">Nome corretto:</text:span></text:span><text:span text:style-name="T4"> </text:span><text:span text:style-name="Source_20_Text"><text:span text:style-name="T4">bind mounts</text:span></text:span><text:span text:style-name="T4"> </text:span></text:p>
        </text:list-item>
        <text:list-item>
          <text:p text:style-name="P86"><text:span text:style-name="Strong_20_Emphasis"><text:span text:style-name="T4">Descrizione:</text:span></text:span><text:span text:style-name="T4"><text:line-break/>I bind mounts collegano direttamente una cartella del filesystem host a una cartella del container. </text:span></text:p>
          <text:list>
            <text:list-item>
              <text:p text:style-name="P87">Consentono di accedere ai file dell'host in tempo reale. </text:p>
            </text:list-item>
            <text:list-item>
              <text:p text:style-name="P87">Offrono maggiore flessibilità, ma sono meno sicuri perché permettono al container di modificare direttamente i file dell'host. </text:p>
            </text:list-item>
            <text:list-item>
              <text:p text:style-name="P88">Utilizzati spesso per lo sviluppo, poiché i cambiamenti sul filesystem host si riflettono immediatamente nel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 ubuntu</text:span></text:span></text:p>
      <text:p text:style-name="Text_20_body"><text:span text:style-name="T4">Ora i file nella directory </text:span><text:span text:style-name="Source_20_Text"><text:span text:style-name="T4">/home/utente/data</text:span></text:span><text:span text:style-name="T4"> dell'host saranno visibili nel container sotto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3. Tmpfs Mounts</text:span></text:span></text:h>
      <text:list text:style-name="L13">
        <text:list-item>
          <text:p text:style-name="P89"><text:span text:style-name="Strong_20_Emphasis"><text:span text:style-name="T4">Nome corretto:</text:span></text:span><text:span text:style-name="T4"> </text:span><text:span text:style-name="Source_20_Text"><text:span text:style-name="T4">tmpfs mounts</text:span></text:span><text:span text:style-name="T4"> </text:span></text:p>
        </text:list-item>
        <text:list-item>
          <text:p text:style-name="P89"><text:span text:style-name="Strong_20_Emphasis"><text:span text:style-name="T4">Descrizione:</text:span></text:span><text:span text:style-name="T4"><text:line-break/>I tmpfs mounts creano un filesystem temporaneo in RAM. </text:span></text:p>
          <text:list>
            <text:list-item>
              <text:p text:style-name="P90">Ideali per dati sensibili che non devono essere salvati su disco. </text:p>
            </text:list-item>
            <text:list-item>
              <text:p text:style-name="P90">I dati vengono eliminati quando il container viene arrestato. </text:p>
            </text:list-item>
            <text:list-item>
              <text:p text:style-name="P91">Utilizzati spesso per file di cache o dati di sessione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-tmpfs /app/data:rw,size=100M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un'area di memoria temporanea di 100MB.</text:span></text:p>
      <text:p text:style-name="P7"/>
      <text:h text:style-name="Heading_20_3" text:outline-level="3"><text:span text:style-name="Strong_20_Emphasis"><text:span text:style-name="T4">4. Named Volumes</text:span></text:span></text:h>
      <text:list text:style-name="L14">
        <text:list-item>
          <text:p text:style-name="P92"><text:span text:style-name="Strong_20_Emphasis"><text:span text:style-name="T4">Nome corretto:</text:span></text:span><text:span text:style-name="T4"> </text:span><text:span text:style-name="Source_20_Text"><text:span text:style-name="T4">named volumes</text:span></text:span><text:span text:style-name="T4"> </text:span></text:p>
        </text:list-item>
        <text:list-item>
          <text:p text:style-name="P92"><text:soft-page-break/><text:span text:style-name="Strong_20_Emphasis"><text:span text:style-name="T4">Descrizione:</text:span></text:span><text:span text:style-name="T4"><text:line-break/>I named volumes sono volumi Docker con un nome specifico. </text:span></text:p>
          <text:list>
            <text:list-item>
              <text:p text:style-name="P93">Sono più facili da gestire rispetto ai volumi anonimi. </text:p>
            </text:list-item>
            <text:list-item>
              <text:p text:style-name="P93">Possono essere condivisi tra più container. </text:p>
            </text:list-item>
            <text:list-item>
              <text:p text:style-name="P94">Utili per archiviazione persistente tra più istanze dello stesso servizio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pan text:style-name="Source_20_Text"><text:span text:style-name="T4">docker volume create dati_persistenti</text:span></text:span></text:p>
      <text:p text:style-name="P85"><text:span text:style-name="Source_20_Text"><text:span text:style-name="T4">docker run -d --name container1 -v dati_persistenti:/app/data ubuntu</text:span></text:span></text:p>
      <text:p text:style-name="Text_20_body"><text:span text:style-name="T4">Il volume </text:span><text:span text:style-name="Source_20_Text"><text:span text:style-name="T4">dati_persistenti</text:span></text:span><text:span text:style-name="T4"> sarà disponibile per più container.</text:span></text:p>
      <text:p text:style-name="P7"/>
      <text:h text:style-name="Heading_20_3" text:outline-level="3"><text:span text:style-name="Strong_20_Emphasis"><text:span text:style-name="T4">5. Anonymous Volumes</text:span></text:span></text:h>
      <text:list text:style-name="L15">
        <text:list-item>
          <text:p text:style-name="P95"><text:span text:style-name="Strong_20_Emphasis"><text:span text:style-name="T4">Nome corretto:</text:span></text:span><text:span text:style-name="T4"> </text:span><text:span text:style-name="Source_20_Text"><text:span text:style-name="T4">anonymous volumes</text:span></text:span><text:span text:style-name="T4"> </text:span></text:p>
        </text:list-item>
        <text:list-item>
          <text:p text:style-name="P95"><text:span text:style-name="Strong_20_Emphasis"><text:span text:style-name="T4">Descrizione:</text:span></text:span><text:span text:style-name="T4"><text:line-break/>Gli anonymous volumes sono volumi Docker senza nome esplicito. </text:span></text:p>
          <text:list>
            <text:list-item>
              <text:p text:style-name="P95"><text:span text:style-name="T4">Vengono creati automaticamente da Docker quando un container viene avviato con </text:span><text:span text:style-name="Source_20_Text"><text:span text:style-name="T4">-v /path/in/container</text:span></text:span><text:span text:style-name="T4">. </text:span></text:p>
            </text:list-item>
            <text:list-item>
              <text:p text:style-name="P96">Sono utili per evitare problemi di permessi su filesystem host. </text:p>
            </text:list-item>
            <text:list-item>
              <text:p text:style-name="P97">Non possono essere facilmente riutilizzati in altri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app/data ubuntu</text:span></text:span></text:p>
      <text:p text:style-name="Text_20_body"><text:span text:style-name="T4">Qui Docker creerà un volume anonimo e lo collegherà a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6. Read-Only Volumes</text:span></text:span></text:h>
      <text:list text:style-name="L16">
        <text:list-item>
          <text:p text:style-name="P98"><text:span text:style-name="Strong_20_Emphasis"><text:span text:style-name="T4">Nome corretto:</text:span></text:span><text:span text:style-name="T4"> </text:span><text:span text:style-name="Source_20_Text"><text:span text:style-name="T4">read-only volumes</text:span></text:span><text:span text:style-name="T4"> </text:span></text:p>
        </text:list-item>
        <text:list-item>
          <text:p text:style-name="P98"><text:span text:style-name="Strong_20_Emphasis"><text:span text:style-name="T4">Descrizione:</text:span></text:span><text:span text:style-name="T4"><text:line-break/>Sono volumi montati in modalità sola lettura. </text:span></text:p>
          <text:list>
            <text:list-item>
              <text:p text:style-name="P99">Utilizzati per proteggere dati da modifiche accidentali. </text:p>
            </text:list-item>
            <text:list-item>
              <text:p text:style-name="P100">Possono essere applicati sia ai volumes che ai bind mounts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:ro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accessibile solo in lettura nel container.</text:span></text:p>
      <text:p text:style-name="P7"/>
      <text:h text:style-name="Heading_20_2" text:outline-level="2"><text:soft-page-break/><text:span text:style-name="Strong_20_Emphasis"><text:span text:style-name="T4">Conclusione</text:span></text:span></text:h>
      <text:p text:style-name="P8">Docker offre diverse modalità di gestione dei volumi a seconda delle esigenze:</text:p>
      <text:list text:style-name="L17">
        <text:list-item>
          <text:p text:style-name="P101"><text:span text:style-name="Strong_20_Emphasis"><text:span text:style-name="Source_20_Text"><text:span text:style-name="T4">volumes</text:span></text:span></text:span><text:span text:style-name="T4"> → Persistenza sicura dei dati. </text:span></text:p>
        </text:list-item>
        <text:list-item>
          <text:p text:style-name="P101"><text:span text:style-name="Strong_20_Emphasis"><text:span text:style-name="Source_20_Text"><text:span text:style-name="T4">bind mounts</text:span></text:span></text:span><text:span text:style-name="T4"> → Accesso diretto ai file dell’host. </text:span></text:p>
        </text:list-item>
        <text:list-item>
          <text:p text:style-name="P101"><text:span text:style-name="Strong_20_Emphasis"><text:span text:style-name="Source_20_Text"><text:span text:style-name="T4">tmpfs mounts</text:span></text:span></text:span><text:span text:style-name="T4"> → Memoria temporanea in RAM. </text:span></text:p>
        </text:list-item>
        <text:list-item>
          <text:p text:style-name="P101"><text:span text:style-name="Strong_20_Emphasis"><text:span text:style-name="Source_20_Text"><text:span text:style-name="T4">named volumes</text:span></text:span></text:span><text:span text:style-name="T4"> → Volumi con nome specifico, più gestibili. </text:span></text:p>
        </text:list-item>
        <text:list-item>
          <text:p text:style-name="P101"><text:span text:style-name="Strong_20_Emphasis"><text:span text:style-name="Source_20_Text"><text:span text:style-name="T4">anonymous volumes</text:span></text:span></text:span><text:span text:style-name="T4"> → Volumi temporanei, senza nome esplicito. </text:span></text:p>
        </text:list-item>
        <text:list-item>
          <text:p text:style-name="P102"><text:span text:style-name="Strong_20_Emphasis"><text:span text:style-name="Source_20_Text"><text:span text:style-name="T4">read-only volumes</text:span></text:span></text:span><text:span text:style-name="T4"> → Protezione dei dati con accesso in sola lettura. </text:span></text:p>
        </text:list-item>
      </text:list>
      <text:p text:style-name="Text_20_body"><text:span text:style-name="T4"/></text:p>
      <text:p text:style-name="P103">Docker <text:span text:style-name="T70">container</text:span> nome id1 o nome container1 secondo → ne ulimino di più </text:p>
      <text:p text:style-name="P104">non si può cancellare l’immagine se ci sono i container collegati → prima bisogna cancellare i container</text:p>
      <text:p text:style-name="P105">Docker run -p porta:porta -d --rm nome id <text:span text:style-name="T71">o container id</text:span>→ eseguo su deacatck mode sulla porta preimpostata il file del docker corretto → <text:span text:style-name="T72">stoppo si cancella </text:span><text:span text:style-name="T73">(--rm)</text:span></text:p>
      <text:p text:style-name="P105">-<text:span text:style-name="T73">d → deattack mode</text:span></text:p>
      <text:p text:style-name="P105"/>
      <text:p text:style-name="P106">docker image inspect nome id → esamina immagine appena creata</text:p>
      <text:p text:style-name="P106"/>
      <text:p text:style-name="P107"><text:span text:style-name="Strong_20_Emphasis"><text:span text:style-name="T74">Inviare/Togliere file in container in movimento</text:span></text:span></text:p>
      <text:p text:style-name="P106"/>
      <text:p text:style-name="P108">docker cp percorso file nome id o container id:/nome file copiato nella route del pc con il percorso → copia i dati <text:span text:style-name="T75">nel percorso specificato nel container</text:span></text:p>
      <text:p text:style-name="P108"/>
      <text:p text:style-name="P109">docker cp nome container o id container:/percorso file cartella di destinazione → metto file nel percorso corretto nel parte locale </text:p>
      <text:p text:style-name="P109"/>
      <text:p text:style-name="P109">→ <text:span text:style-name="T76">copiare dati non è buona esecuzione mentre i file sono in esecuzione </text:span></text:p>
      <text:p text:style-name="P109">--<text:span text:style-name="T77">name nome → imposto il nome del container nel comando docker run</text:span></text:p>
      <text:p text:style-name="P109"/>
      <text:p text:style-name="P110">docker run -p porta:porta -d --rm --name nome → faccio un container con il nome e con la porta che voglio deatack mode e si elimina subito quando lo blocco </text:p>
      <text:p text:style-name="P110"/>
      <text:p text:style-name="P111"><text:soft-page-break/>anche le immagine possono avere un nome → : → <text:span text:style-name="T78">progetto specifico dentro quel lavoro → </text:span><text:span text:style-name="T79">id univoco per l’immagine</text:span></text:p>
      <text:p text:style-name="P111"/>
      <text:p text:style-name="P112">docker build -t nome percorso:specifico mio . → creo immagine con il nome </text:p>
      <text:p text:style-name="P113">docker image prune -a → elimina tutte le immagini </text:p>
      <text:p text:style-name="P113"/>
      <text:p text:style-name="P114">docker run -p porta:porta -d --rm --name nome <text:span text:style-name="T80">container nome immagine </text:span>→ <text:span text:style-name="T80">creo container</text:span><text:span text:style-name="T81"> con il nome e il tag </text:span></text:p>
      <text:p text:style-name="P114"/>
      <text:p text:style-name="P115"><text:span text:style-name="Strong_20_Emphasis"><text:span text:style-name="T82">Pubblicare immagine in Docker Hub</text:span></text:span></text:p>
      <text:p text:style-name="P115"><text:span text:style-name="Strong_20_Emphasis"><text:span text:style-name="T82"/></text:span></text:p>
      <text:p text:style-name="P116">tutto la possono scaricare → <text:span text:style-name="T83">o docker hub o registro privato </text:span></text:p>
      <text:p text:style-name="P117">Docker Hub → sito web → Create a Repository </text:p>
      <text:p text:style-name="P118">metti autore → nome app e descrizione → metti pubblica</text:p>
      <text:p text:style-name="P118">Create</text:p>
      <text:p text:style-name="P118"/>
      <text:p text:style-name="P118">docker build -t nome docker/nome container . </text:p>
      <text:p text:style-name="P118">Docker images </text:p>
      <text:p text:style-name="P119">docker login → entro dentro docker </text:p>
      <text:p text:style-name="P119"/>
      <text:p text:style-name="P119">docker push nome docker/nome applicazione:ultima tag</text:p>
      <text:p text:style-name="P119"/>
      <text:p text:style-name="P119"><draw:frame draw:style-name="fr2" draw:name="Immagine2" text:anchor-type="char" svg:width="17cm" svg:height="10.559cm" draw:z-index="1"><draw:image xlink:href="Pictures/100000010000043A000002A0966FB450.png" xlink:type="simple" xlink:show="embed" xlink:actuate="onLoad" draw:mime-type="image/png"/></draw:frame><text:soft-page-break/></text:p>
      <text:p text:style-name="P119"/>
      <text:p text:style-name="P120">vedi che è andata nella container di docker hub corretto </text:p>
      <text:p text:style-name="P121">metto solo quelle che non conosce → risparmio servizio e spazio </text:p>
      <text:p text:style-name="P122">docker logout → <text:span text:style-name="T84">esci da docker </text:span></text:p>
      <text:p text:style-name="P122"/>
      <text:p text:style-name="P123">docker <text:span text:style-name="T85">pull</text:span> nome docker/nome applicazione → <text:span text:style-name="T85">prendi applicazione </text:span><text:span text:style-name="T86">da docher hub</text:span></text:p>
      <text:p text:style-name="P124">docker image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text:soft-page-break/><text:span text:style-name="Strong_20_Emphasis"><text:span text:style-name="T87">Voluni → rendere permaneti i dati</text:span></text:span></text:p>
      <text:p text:style-name="P124"/>
      <text:p text:style-name="P126">Fixed → non si possono cambiare quando sono al suo interno </text:p>
      <text:p text:style-name="P126">Dati memorizzati in container o db → che non perdo i dati → fermo o riavvio i dati (permanenti)</text:p>
      <text:p text:style-name="P126"/>
      <text:p text:style-name="P127">dati → salvati in volumi (non li perdi) </text:p>
      <text:p text:style-name="P124"/>
      <text:p text:style-name="P128"><text:span text:style-name="T88">13</text:span> Febbraio 2025 </text:p>
      <text:p text:style-name="P124"/>
      <text:p text:style-name="P129">evitare cancellazione dati → servono i volumi</text:p>
      <text:p text:style-name="P130">3 tipi:</text:p>
      <text:list text:style-name="L18">
        <text:list-item>
          <text:p text:style-name="P131">Anonymus → cancello container perdo i dati → elimino container, elimino anche il volume e quindi anche i dati</text:p>
        </text:list-item>
        <text:list-item>
          <text:p text:style-name="P131">Named <text:s/>→ cancello container mantengo i dati → ricreo container e mi collego i dati a quello</text:p>
        </text:list-item>
        <text:list-item>
          <text:p text:style-name="P131"><text:span text:style-name="T89">PaildMount</text:span>→ <text:span text:style-name="T89">scrivere direttamente dentro il container</text:span></text:p>
        </text:list-item>
      </text:list>
      <text:p text:style-name="P130"/>
      <text:p text:style-name="P132">Dati app → i diversi codici sorgenti e temporanei e permanenti</text:p>
      <text:p text:style-name="P132"/>
      <text:p text:style-name="P133">Volume → cartella nel pc → che sta dentro nel pc → <text:span text:style-name="T90">mappata nel container </text:span></text:p>
      <text:p text:style-name="P133"/>
      <text:p text:style-name="P134">Cartella da container a fuori </text:p>
      <text:p text:style-name="P134">Volumi → rimangono anche se container spento e non perdo i dati </text:p>
      <text:p text:style-name="P134"/>
      <text:p text:style-name="P135"><text:span text:style-name="T89">PaildMount → </text:span><text:span text:style-name="T91">gestiti da noi → risolvono problemi specifici </text:span></text:p>
      <text:p text:style-name="P136">Named → persistenza dei dati </text:p>
      <text:p text:style-name="P136"/>
      <text:p text:style-name="P137">Volumi anonimi →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13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12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13T10:56:58.954000000</dc:date>
    <meta:editing-duration>PT11H54M30S</meta:editing-duration>
    <meta:editing-cycles>124</meta:editing-cycles>
    <meta:generator>LibreOffice/24.8.4.2$Windows_X86_64 LibreOffice_project/bb3cfa12c7b1bf994ecc5649a80400d06cd71002</meta:generator>
    <meta:print-date>2025-02-12T11:10:22.779000000</meta:print-date>
    <meta:printed-by>File PDF</meta:printed-by>
    <meta:document-statistic meta:table-count="1" meta:image-count="2" meta:object-count="0" meta:page-count="14" meta:paragraph-count="264" meta:word-count="2649" meta:character-count="16801" meta:non-whitespace-character-count="14375"/>
  </office:meta>
</office:document-meta>
</file>